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,Bold" svg:font-family="'Calibri,Bold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200%"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2" style:family="paragraph" style:parent-style-name="Standard" style:list-style-name="">
      <style:paragraph-properties fo:line-height="200%" fo:text-align="start" style:justify-single-word="false" style:text-autospace="none"/>
      <style:text-properties fo:color="#000000"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3" style:family="paragraph" style:parent-style-name="Standard" style:list-style-name="">
      <style:paragraph-properties fo:line-height="200%"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">
      <style:paragraph-properties fo:line-height="200%" style:text-autospace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fo:line-height="200%" fo:text-align="start" style:justify-single-word="false" style:text-autospace="none"/>
      <style:text-properties fo:color="#0000ff"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 style:list-style-name="">
      <style:paragraph-properties fo:line-height="200%" style:text-autospace="none"/>
      <style:text-properties fo:font-size="12pt" style:font-size-asian="12pt" style:font-size-complex="12pt"/>
    </style:style>
    <style:style style:name="P7" style:family="paragraph" style:parent-style-name="Standard" style:list-style-name="">
      <style:paragraph-properties fo:line-height="200%" style:text-autospace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/>
    </style:style>
    <style:style style:name="T3" style:family="text">
      <style:text-properties fo:color="#0000ff" fo:font-size="11pt" style:font-size-asian="11pt" style:font-size-complex="11pt"/>
    </style:style>
    <style:style style:name="T4" style:family="text">
      <style:text-properties fo:color="#0000ff" style:font-name="Calibri" fo:font-size="11pt" style:font-name-asian="Calibri" style:font-size-asian="11pt" style:font-name-complex="Calibri" style:font-size-complex="11pt"/>
    </style:style>
    <style:style style:name="T5" style:family="text">
      <style:text-properties fo:color="#0000ff" style:font-name="Calibri" style:font-name-asian="Calibri" style:font-name-complex="Calibri"/>
    </style:style>
    <style:style style:name="T6" style:family="text">
      <style:text-properties fo:color="#0000ff" style:font-name="Calibri" fo:font-size="12pt" style:font-name-asian="Calibri" style:font-size-asian="12pt" style:font-name-complex="Calibri" style:font-size-complex="12pt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alibri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Apollo</text:p>
      <text:p text:style-name="P2">Assets</text:p>
      <text:p text:style-name="P2">HW1:</text:p>
      <text:p text:style-name="P1">The landscape is created using the Unreal Editor landscape tool.</text:p>
      <text:p text:style-name="P1">The meshes are taken from the Unreal Editor’s available content in the Content Browser. This includes</text:p>
      <text:p text:style-name="P1">all of the players.</text:p>
      <text:p text:style-name="P1">The sounds are the sounds associated with said assets.</text:p>
      <text:p text:style-name="P1">We found a tutorial on how to spawn bots on Youtube. For camera controls we used a tutorial from</text:p>
      <text:p text:style-name="P1">3dbuzz.com found at <text:span text:style-name="T2">http://forums.epicgames.com/threads/710137-3D-Buzz-Video-Tutorials-Using-</text:span></text:p>
      <text:p text:style-name="P5">UDK</text:p>
      <text:p text:style-name="P2">HW2:</text:p>
      <text:p text:style-name="P1">We edited some of the UDK models in 3ds max.</text:p>
      <text:p text:style-name="P1">Again, most of what we used was available from the UDK editor and remains unedited.</text:p>
      <text:p text:style-name="P1">Two tutorials that helped us with the scripts were</text:p>
      <text:p text:style-name="P5">http://udn.epicgames.com/Three/DevelopmentKitGemsCreatingAMouseInterface.html</text:p>
      <text:p text:style-name="P1">and</text:p>
      <text:p text:style-name="P7"><text:a xlink:type="simple" xlink:href="http://x9productions.com/blog/?page_id=357"><text:span text:style-name="T6">http://x9productions.com/blog/?page_id=357</text:span></text:a></text:p>
      <text:p text:style-name="P6"><text:span text:style-name="T5"/></text:p>
      <text:p text:style-name="P3"><text:span text:style-name="T8">HW3:</text:span></text:p>
      <text:p text:style-name="P4"><text:span text:style-name="T8">Additional meshes taken from the Content Browser. <text:s/></text:span></text:p>
      <text:p text:style-name="P4"><text:span text:style-name="T8">New model is a slightly edited version of a model provided in this UDK tutorial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,Bold" svg:font-family="'Calibri,Bold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7T21:36:22.61</meta:creation-date>
    <meta:document-statistic meta:table-count="0" meta:image-count="0" meta:object-count="0" meta:page-count="1" meta:paragraph-count="20" meta:word-count="128" meta:character-count="891"/>
    <dc:date>2011-12-07T21:41:29.93</dc:date>
    <dc:creator>Domenic Tessari</dc:creator>
    <meta:editing-duration>PT5M7S</meta:editing-duration>
    <meta:editing-cycles>1</meta:editing-cycles>
    <meta:generator>OpenOffice.org/3.3$Win32 OpenOffice.org_project/330m20$Build-9567</meta:generator>
  </office:meta>
</office:document-meta>
</file>